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ex_finger" table:style-name="ta1">
        <table:shapes>
          <draw:frame draw:z-index="0" draw:style-name="gr1" draw:text-style-name="P1" svg:width="870.01pt" svg:height="509.73pt" svg:x="233.29pt" svg:y="64.01pt">
            <draw:object draw:notify-on-update-of-ranges="index_finger.A1:index_finger.A262 index_finger.B1:index_finger.B262 index_finger.C1:index_finger.C2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" calcext:value-type="float">
            <text:p>-0.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" calcext:value-type="float">
            <text:p>-0.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73" calcext:value-type="float">
            <text:p>-0.73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2" calcext:value-type="float">
            <text:p>-0.72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1" calcext:value-type="float">
            <text:p>-0.7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" calcext:value-type="float">
            <text:p>-0.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" calcext:value-type="float">
            <text:p>-0.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69" calcext:value-type="float">
            <text:p>-0.69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69" calcext:value-type="float">
            <text:p>-0.69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69" calcext:value-type="float">
            <text:p>-0.69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73" calcext:value-type="float">
            <text:p>-0.7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8" calcext:value-type="float">
            <text:p>-0.7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4" calcext:value-type="float">
            <text:p>-0.7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4" calcext:value-type="float">
            <text:p>-0.74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6" calcext:value-type="float">
            <text:p>-0.7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8" calcext:value-type="float">
            <text:p>-0.7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5" calcext:value-type="float">
            <text:p>-0.75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3" calcext:value-type="float">
            <text:p>-0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3" calcext:value-type="float">
            <text:p>-0.7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73" calcext:value-type="float">
            <text:p>-0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81" calcext:value-type="float">
            <text:p>-0.81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4" calcext:value-type="float">
            <text:p>-0.74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4" calcext:value-type="float">
            <text:p>-0.74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4" calcext:value-type="float">
            <text:p>-0.74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8" calcext:value-type="float">
            <text:p>-0.7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5" calcext:value-type="float">
            <text:p>-0.75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2" calcext:value-type="float">
            <text:p>-0.7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1" calcext:value-type="float">
            <text:p>-0.7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8" calcext:value-type="float">
            <text:p>-0.7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6" calcext:value-type="float">
            <text:p>-0.7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2" calcext:value-type="float">
            <text:p>-0.7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5" calcext:value-type="float">
            <text:p>-0.7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1" calcext:value-type="float">
            <text:p>-0.7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1" calcext:value-type="float">
            <text:p>-0.7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9" calcext:value-type="float">
            <text:p>-0.79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3" calcext:value-type="float">
            <text:p>-0.7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3" calcext:value-type="float">
            <text:p>-0.73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4" calcext:value-type="float">
            <text:p>-0.7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6" calcext:value-type="float">
            <text:p>-0.76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3" calcext:value-type="float">
            <text:p>-0.7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2" calcext:value-type="float">
            <text:p>-0.7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2" calcext:value-type="float">
            <text:p>-0.7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4" calcext:value-type="float">
            <text:p>-0.7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8" calcext:value-type="float">
            <text:p>-0.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7" calcext:value-type="float">
            <text:p>-0.77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6" calcext:value-type="float">
            <text:p>-0.76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2" calcext:value-type="float">
            <text:p>-0.72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1" calcext:value-type="float">
            <text:p>-0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1" calcext:value-type="float">
            <text:p>-0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1" calcext:value-type="float">
            <text:p>-0.71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2" calcext:value-type="float">
            <text:p>-0.72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6" calcext:value-type="float">
            <text:p>-0.76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9" calcext:value-type="float">
            <text:p>-0.7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6" calcext:value-type="float">
            <text:p>-0.7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5" calcext:value-type="float">
            <text:p>-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2" calcext:value-type="float">
            <text:p>-0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1" calcext:value-type="float">
            <text:p>-0.7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1" calcext:value-type="float">
            <text:p>-0.7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" calcext:value-type="float">
            <text:p>-0.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1" calcext:value-type="float">
            <text:p>-0.7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9" calcext:value-type="float">
            <text:p>-0.79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9" calcext:value-type="float">
            <text:p>-0.7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6" calcext:value-type="float">
            <text:p>-0.76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4" calcext:value-type="float">
            <text:p>-0.7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1" calcext:value-type="float">
            <text:p>-0.7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" calcext:value-type="float">
            <text:p>-0.7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" calcext:value-type="float">
            <text:p>-0.7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" calcext:value-type="float">
            <text:p>-0.7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1" calcext:value-type="float">
            <text:p>-0.71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72" calcext:value-type="float">
            <text:p>-0.7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9" calcext:value-type="float">
            <text:p>-0.7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9" calcext:value-type="float">
            <text:p>-0.79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1" calcext:value-type="float">
            <text:p>-0.7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" calcext:value-type="float">
            <text:p>-0.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" calcext:value-type="float">
            <text:p>-0.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" calcext:value-type="float">
            <text:p>-0.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" calcext:value-type="float">
            <text:p>-0.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3" calcext:value-type="float">
            <text:p>-0.7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9" calcext:value-type="float">
            <text:p>-0.79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7" calcext:value-type="float">
            <text:p>-0.7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7" calcext:value-type="float">
            <text:p>-0.77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4" calcext:value-type="float">
            <text:p>-0.7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1" calcext:value-type="float">
            <text:p>-0.7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" calcext:value-type="float">
            <text:p>-0.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" calcext:value-type="float">
            <text:p>-0.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1" calcext:value-type="float">
            <text:p>-0.7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5" calcext:value-type="float">
            <text:p>-0.7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9" calcext:value-type="float">
            <text:p>-0.7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8" calcext:value-type="float">
            <text:p>-0.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79" calcext:value-type="float">
            <text:p>-0.7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7" calcext:value-type="float">
            <text:p>-0.7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7" calcext:value-type="float">
            <text:p>-0.7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3" calcext:value-type="float">
            <text:p>0.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0T12:52:38.590038280</dc:date>
    <meta:editing-duration>PT16M39S</meta:editing-duration>
    <meta:editing-cycles>1</meta:editing-cycles>
    <meta:document-statistic meta:table-count="1" meta:cell-count="932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693cm" svg:height="17.983cm" xlink:href=".." xlink:type="simple" chart:class="chart:line" chart:style-name="ch1">
        <chart:legend chart:legend-position="end" svg:x="27.841cm" svg:y="8.194cm" style:legend-expansion="high" chart:style-name="ch2"/>
        <chart:plot-area chart:style-name="ch3" table:cell-range-address="index_finger.A1:index_finger.C262" svg:x="0.613cm" svg:y="0.359cm" svg:width="26.615cm" svg:height="17.265cm">
          <chartooo:coordinate-region svg:x="1.446cm" svg:y="0.558cm" svg:width="25.782cm" svg:height="16.8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dex_finger.A1:index_finger.A262" chart:class="chart:line">
            <chart:data-point chart:repeated="262"/>
          </chart:series>
          <chart:series chart:style-name="ch7" chart:values-cell-range-address="index_finger.B1:index_finger.B262" chart:class="chart:line">
            <chart:data-point chart:repeated="262"/>
          </chart:series>
          <chart:series chart:style-name="ch8" chart:values-cell-range-address="index_finger.C1:index_finger.C262" chart:class="chart:line">
            <chart:data-point chart:repeated="2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4">
                <text:p>-0.14</text:p>
                <draw:g>
                  <svg:desc>index_finger.A1:index_finger.A262</svg:desc>
                </draw:g>
              </table:table-cell>
              <table:table-cell office:value-type="float" office:value="-0.71">
                <text:p>-0.71</text:p>
                <draw:g>
                  <svg:desc>index_finger.B1:index_finger.B262</svg:desc>
                </draw:g>
              </table:table-cell>
              <table:table-cell office:value-type="float" office:value="0.61">
                <text:p>0.61</text:p>
                <draw:g>
                  <svg:desc>index_finger.C1:index_finger.C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4">
                <text:p>-0.14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3">
                <text:p>-0.13</text:p>
              </table:table-cell>
              <table:table-cell office:value-type="float" office:value="-0.7">
                <text:p>-0.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3">
                <text:p>-0.13</text:p>
              </table:table-cell>
              <table:table-cell office:value-type="float" office:value="-0.7">
                <text:p>-0.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">
                <text:p>-0.14</text:p>
              </table:table-cell>
              <table:table-cell office:value-type="float" office:value="-0.73">
                <text:p>-0.7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">
                <text:p>-0.13</text:p>
              </table:table-cell>
              <table:table-cell office:value-type="float" office:value="-0.72">
                <text:p>-0.7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3">
                <text:p>-0.13</text:p>
              </table:table-cell>
              <table:table-cell office:value-type="float" office:value="-0.71">
                <text:p>-0.7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3">
                <text:p>-0.13</text:p>
              </table:table-cell>
              <table:table-cell office:value-type="float" office:value="-0.7">
                <text:p>-0.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3">
                <text:p>-0.13</text:p>
              </table:table-cell>
              <table:table-cell office:value-type="float" office:value="-0.7">
                <text:p>-0.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3">
                <text:p>-0.13</text:p>
              </table:table-cell>
              <table:table-cell office:value-type="float" office:value="-0.69">
                <text:p>-0.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3">
                <text:p>-0.13</text:p>
              </table:table-cell>
              <table:table-cell office:value-type="float" office:value="-0.69">
                <text:p>-0.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3">
                <text:p>-0.13</text:p>
              </table:table-cell>
              <table:table-cell office:value-type="float" office:value="-0.69">
                <text:p>-0.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3">
                <text:p>-0.13</text:p>
              </table:table-cell>
              <table:table-cell office:value-type="float" office:value="-0.73">
                <text:p>-0.7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">
                <text:p>-0.09</text:p>
              </table:table-cell>
              <table:table-cell office:value-type="float" office:value="-0.78">
                <text:p>-0.7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8">
                <text:p>-0.08</text:p>
              </table:table-cell>
              <table:table-cell office:value-type="float" office:value="-0.74">
                <text:p>-0.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8">
                <text:p>-0.08</text:p>
              </table:table-cell>
              <table:table-cell office:value-type="float" office:value="-0.74">
                <text:p>-0.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8">
                <text:p>-0.08</text:p>
              </table:table-cell>
              <table:table-cell office:value-type="float" office:value="-0.76">
                <text:p>-0.7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8">
                <text:p>-0.08</text:p>
              </table:table-cell>
              <table:table-cell office:value-type="float" office:value="-0.78">
                <text:p>-0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">
                <text:p>-0.1</text:p>
              </table:table-cell>
              <table:table-cell office:value-type="float" office:value="-0.75">
                <text:p>-0.7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">
                <text:p>-0.1</text:p>
              </table:table-cell>
              <table:table-cell office:value-type="float" office:value="-0.73">
                <text:p>-0.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">
                <text:p>-0.1</text:p>
              </table:table-cell>
              <table:table-cell office:value-type="float" office:value="-0.73">
                <text:p>-0.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1">
                <text:p>-0.11</text:p>
              </table:table-cell>
              <table:table-cell office:value-type="float" office:value="-0.72">
                <text:p>-0.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1">
                <text:p>-0.11</text:p>
              </table:table-cell>
              <table:table-cell office:value-type="float" office:value="-0.73">
                <text:p>-0.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7">
                <text:p>-0.07</text:p>
              </table:table-cell>
              <table:table-cell office:value-type="float" office:value="-0.81">
                <text:p>-0.8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">
                <text:p>-0.08</text:p>
              </table:table-cell>
              <table:table-cell office:value-type="float" office:value="-0.74">
                <text:p>-0.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">
                <text:p>-0.08</text:p>
              </table:table-cell>
              <table:table-cell office:value-type="float" office:value="-0.74">
                <text:p>-0.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8">
                <text:p>-0.08</text:p>
              </table:table-cell>
              <table:table-cell office:value-type="float" office:value="-0.74">
                <text:p>-0.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8">
                <text:p>-0.08</text:p>
              </table:table-cell>
              <table:table-cell office:value-type="float" office:value="-0.78">
                <text:p>-0.7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9">
                <text:p>-0.09</text:p>
              </table:table-cell>
              <table:table-cell office:value-type="float" office:value="-0.75">
                <text:p>-0.7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9">
                <text:p>-0.09</text:p>
              </table:table-cell>
              <table:table-cell office:value-type="float" office:value="-0.72">
                <text:p>-0.7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">
                <text:p>-0.1</text:p>
              </table:table-cell>
              <table:table-cell office:value-type="float" office:value="-0.71">
                <text:p>-0.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9">
                <text:p>-0.09</text:p>
              </table:table-cell>
              <table:table-cell office:value-type="float" office:value="-0.78">
                <text:p>-0.7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6">
                <text:p>-0.06</text:p>
              </table:table-cell>
              <table:table-cell office:value-type="float" office:value="-0.76">
                <text:p>-0.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7">
                <text:p>-0.07</text:p>
              </table:table-cell>
              <table:table-cell office:value-type="float" office:value="-0.72">
                <text:p>-0.7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">
                <text:p>-0.09</text:p>
              </table:table-cell>
              <table:table-cell office:value-type="float" office:value="-0.75">
                <text:p>-0.7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">
                <text:p>-0.1</text:p>
              </table:table-cell>
              <table:table-cell office:value-type="float" office:value="-0.71">
                <text:p>-0.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">
                <text:p>-0.1</text:p>
              </table:table-cell>
              <table:table-cell office:value-type="float" office:value="-0.71">
                <text:p>-0.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8">
                <text:p>-0.08</text:p>
              </table:table-cell>
              <table:table-cell office:value-type="float" office:value="-0.79">
                <text:p>-0.7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8">
                <text:p>-0.08</text:p>
              </table:table-cell>
              <table:table-cell office:value-type="float" office:value="-0.73">
                <text:p>-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7">
                <text:p>-0.07</text:p>
              </table:table-cell>
              <table:table-cell office:value-type="float" office:value="-0.73">
                <text:p>-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7">
                <text:p>-0.07</text:p>
              </table:table-cell>
              <table:table-cell office:value-type="float" office:value="-0.74">
                <text:p>-0.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9">
                <text:p>-0.09</text:p>
              </table:table-cell>
              <table:table-cell office:value-type="float" office:value="-0.76">
                <text:p>-0.7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">
                <text:p>-0.09</text:p>
              </table:table-cell>
              <table:table-cell office:value-type="float" office:value="-0.73">
                <text:p>-0.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9">
                <text:p>-0.09</text:p>
              </table:table-cell>
              <table:table-cell office:value-type="float" office:value="-0.72">
                <text:p>-0.7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9">
                <text:p>-0.09</text:p>
              </table:table-cell>
              <table:table-cell office:value-type="float" office:value="-0.72">
                <text:p>-0.7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9">
                <text:p>-0.09</text:p>
              </table:table-cell>
              <table:table-cell office:value-type="float" office:value="-0.74">
                <text:p>-0.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7">
                <text:p>-0.07</text:p>
              </table:table-cell>
              <table:table-cell office:value-type="float" office:value="-0.8">
                <text:p>-0.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8">
                <text:p>-0.08</text:p>
              </table:table-cell>
              <table:table-cell office:value-type="float" office:value="-0.77">
                <text:p>-0.7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8">
                <text:p>-0.08</text:p>
              </table:table-cell>
              <table:table-cell office:value-type="float" office:value="-0.76">
                <text:p>-0.7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9">
                <text:p>-0.09</text:p>
              </table:table-cell>
              <table:table-cell office:value-type="float" office:value="-0.72">
                <text:p>-0.7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9">
                <text:p>-0.09</text:p>
              </table:table-cell>
              <table:table-cell office:value-type="float" office:value="-0.71">
                <text:p>-0.7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9">
                <text:p>-0.09</text:p>
              </table:table-cell>
              <table:table-cell office:value-type="float" office:value="-0.71">
                <text:p>-0.7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9">
                <text:p>-0.09</text:p>
              </table:table-cell>
              <table:table-cell office:value-type="float" office:value="-0.71">
                <text:p>-0.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9">
                <text:p>-0.09</text:p>
              </table:table-cell>
              <table:table-cell office:value-type="float" office:value="-0.72">
                <text:p>-0.7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8">
                <text:p>-0.08</text:p>
              </table:table-cell>
              <table:table-cell office:value-type="float" office:value="-0.76">
                <text:p>-0.7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7">
                <text:p>-0.07</text:p>
              </table:table-cell>
              <table:table-cell office:value-type="float" office:value="-0.79">
                <text:p>-0.7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8">
                <text:p>-0.08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8">
                <text:p>-0.08</text:p>
              </table:table-cell>
              <table:table-cell office:value-type="float" office:value="-0.76">
                <text:p>-0.7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9">
                <text:p>-0.09</text:p>
              </table:table-cell>
              <table:table-cell office:value-type="float" office:value="-0.75">
                <text:p>-0.7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9">
                <text:p>-0.09</text:p>
              </table:table-cell>
              <table:table-cell office:value-type="float" office:value="-0.71">
                <text:p>-0.7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">
                <text:p>-0.09</text:p>
              </table:table-cell>
              <table:table-cell office:value-type="float" office:value="-0.71">
                <text:p>-0.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9">
                <text:p>-0.09</text:p>
              </table:table-cell>
              <table:table-cell office:value-type="float" office:value="-0.7">
                <text:p>-0.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9">
                <text:p>-0.09</text:p>
              </table:table-cell>
              <table:table-cell office:value-type="float" office:value="-0.71">
                <text:p>-0.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7">
                <text:p>-0.07</text:p>
              </table:table-cell>
              <table:table-cell office:value-type="float" office:value="-0.79">
                <text:p>-0.7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7">
                <text:p>-0.07</text:p>
              </table:table-cell>
              <table:table-cell office:value-type="float" office:value="-0.79">
                <text:p>-0.7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7">
                <text:p>-0.07</text:p>
              </table:table-cell>
              <table:table-cell office:value-type="float" office:value="-0.76">
                <text:p>-0.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8">
                <text:p>-0.08</text:p>
              </table:table-cell>
              <table:table-cell office:value-type="float" office:value="-0.74">
                <text:p>-0.7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9">
                <text:p>-0.09</text:p>
              </table:table-cell>
              <table:table-cell office:value-type="float" office:value="-0.71">
                <text:p>-0.7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9">
                <text:p>-0.09</text:p>
              </table:table-cell>
              <table:table-cell office:value-type="float" office:value="-0.7">
                <text:p>-0.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8">
                <text:p>-0.08</text:p>
              </table:table-cell>
              <table:table-cell office:value-type="float" office:value="-0.7">
                <text:p>-0.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8">
                <text:p>-0.08</text:p>
              </table:table-cell>
              <table:table-cell office:value-type="float" office:value="-0.7">
                <text:p>-0.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9">
                <text:p>-0.09</text:p>
              </table:table-cell>
              <table:table-cell office:value-type="float" office:value="-0.71">
                <text:p>-0.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9">
                <text:p>-0.09</text:p>
              </table:table-cell>
              <table:table-cell office:value-type="float" office:value="-0.72">
                <text:p>-0.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7">
                <text:p>-0.07</text:p>
              </table:table-cell>
              <table:table-cell office:value-type="float" office:value="-0.79">
                <text:p>-0.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7">
                <text:p>-0.07</text:p>
              </table:table-cell>
              <table:table-cell office:value-type="float" office:value="-0.79">
                <text:p>-0.7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8">
                <text:p>-0.08</text:p>
              </table:table-cell>
              <table:table-cell office:value-type="float" office:value="-0.75">
                <text:p>-0.7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8">
                <text:p>-0.08</text:p>
              </table:table-cell>
              <table:table-cell office:value-type="float" office:value="-0.71">
                <text:p>-0.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8">
                <text:p>-0.08</text:p>
              </table:table-cell>
              <table:table-cell office:value-type="float" office:value="-0.7">
                <text:p>-0.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8">
                <text:p>-0.08</text:p>
              </table:table-cell>
              <table:table-cell office:value-type="float" office:value="-0.7">
                <text:p>-0.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8">
                <text:p>-0.08</text:p>
              </table:table-cell>
              <table:table-cell office:value-type="float" office:value="-0.7">
                <text:p>-0.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8">
                <text:p>-0.08</text:p>
              </table:table-cell>
              <table:table-cell office:value-type="float" office:value="-0.7">
                <text:p>-0.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8">
                <text:p>-0.08</text:p>
              </table:table-cell>
              <table:table-cell office:value-type="float" office:value="-0.73">
                <text:p>-0.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7">
                <text:p>-0.07</text:p>
              </table:table-cell>
              <table:table-cell office:value-type="float" office:value="-0.79">
                <text:p>-0.7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6">
                <text:p>-0.06</text:p>
              </table:table-cell>
              <table:table-cell office:value-type="float" office:value="-0.77">
                <text:p>-0.7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6">
                <text:p>-0.06</text:p>
              </table:table-cell>
              <table:table-cell office:value-type="float" office:value="-0.77">
                <text:p>-0.7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7">
                <text:p>-0.07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6">
                <text:p>-0.06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7">
                <text:p>-0.07</text:p>
              </table:table-cell>
              <table:table-cell office:value-type="float" office:value="-0.78">
                <text:p>-0.7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8">
                <text:p>-0.08</text:p>
              </table:table-cell>
              <table:table-cell office:value-type="float" office:value="-0.74">
                <text:p>-0.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8">
                <text:p>-0.08</text:p>
              </table:table-cell>
              <table:table-cell office:value-type="float" office:value="-0.71">
                <text:p>-0.7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8">
                <text:p>-0.08</text:p>
              </table:table-cell>
              <table:table-cell office:value-type="float" office:value="-0.7">
                <text:p>-0.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8">
                <text:p>-0.08</text:p>
              </table:table-cell>
              <table:table-cell office:value-type="float" office:value="-0.7">
                <text:p>-0.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8">
                <text:p>-0.08</text:p>
              </table:table-cell>
              <table:table-cell office:value-type="float" office:value="-0.71">
                <text:p>-0.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7">
                <text:p>-0.07</text:p>
              </table:table-cell>
              <table:table-cell office:value-type="float" office:value="-0.75">
                <text:p>-0.7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7">
                <text:p>-0.07</text:p>
              </table:table-cell>
              <table:table-cell office:value-type="float" office:value="-0.79">
                <text:p>-0.7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7">
                <text:p>-0.07</text:p>
              </table:table-cell>
              <table:table-cell office:value-type="float" office:value="-0.8">
                <text:p>-0.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7">
                <text:p>-0.07</text:p>
              </table:table-cell>
              <table:table-cell office:value-type="float" office:value="-0.79">
                <text:p>-0.7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6">
                <text:p>-0.06</text:p>
              </table:table-cell>
              <table:table-cell office:value-type="float" office:value="-0.77">
                <text:p>-0.7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6">
                <text:p>-0.06</text:p>
              </table:table-cell>
              <table:table-cell office:value-type="float" office:value="-0.77">
                <text:p>-0.7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6">
                <text:p>-0.06</text:p>
              </table:table-cell>
              <table:table-cell office:value-type="float" office:value="-0.78">
                <text:p>-0.78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